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0.769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uta_20_Crítica">
      <style:table-properties table:display="true" style:writing-mode="lr-tb"/>
    </style:style>
    <style:style style:name="ce1" style:family="table-cell" style:parent-style-name="Default">
      <style:table-cell-properties fo:background-color="#1e293b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a8201a" style:diagonal-bl-tr="none" style:diagonal-tl-br="none" fo:border="0.74pt solid #cbd5e1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8fafc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35">
      <style:table-cell-properties fo:background-color="#a8201a" style:diagonal-bl-tr="none" style:diagonal-tl-br="none" fo:border="0.74pt solid #cbd5e1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35">
      <style:table-cell-properties fo:background-color="#f8fafc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35">
      <style:table-cell-properties fo:background-color="#ffffff" style:diagonal-bl-tr="none" style:diagonal-tl-br="none" style:text-align-source="value-type" style:repeat-content="false" fo:wrap-option="wrap" fo:border="0.74pt solid #cbd5e1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rotation-align="none"/>
      <style:text-properties fo:color="#1e293b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7"/>
        <table:table-column table:style-name="co1" table:default-cell-style-name="ce7"/>
        <table:table-column table:style-name="co5" table:default-cell-style-name="ce3"/>
        <table:table-column table:style-name="co2" table:default-cell-style-name="ce3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Entregable</text:p>
          </table:table-cell>
          <table:table-cell table:style-name="ce1" office:value-type="string" calcext:value-type="string">
            <text:p>Duración (días)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Predecesoras</text:p>
          </table:table-cell>
          <table:table-cell table:style-name="ce1" office:value-type="string" calcext:value-type="string">
            <text:p>Observacione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ase 1 — Alcance técnico del proceso definido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date" office:date-value="2026-02-11" calcext:value-type="date">
            <text:p>11-02-2026</text:p>
          </table:table-cell>
          <table:table-cell table:style-name="ce6" office:value-type="date" office:date-value="2026-02-27" calcext:value-type="date">
            <text:p>27-02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Fase 1 — Alcance técnico del proceso definido</text:p>
          </table:table-cell>
          <table:table-cell table:style-name="ce3" office:value-type="string" calcext:value-type="string">
            <text:p>Familia de bebidas y contexto operacional definidos</text:p>
          </table:table-cell>
          <table:table-cell office:value-type="float" office:value="3" calcext:value-type="float">
            <text:p>3</text:p>
          </table:table-cell>
          <table:table-cell office:value-type="date" office:date-value="2026-02-11" calcext:value-type="date">
            <text:p>11-02-2026</text:p>
          </table:table-cell>
          <table:table-cell office:value-type="date" office:date-value="2026-02-13" calcext:value-type="date">
            <text:p>13-02-2026</text:p>
          </table:table-cell>
          <table:table-cell office:value-type="string" calcext:value-type="string">
            <text:p>—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Fase 1 — Alcance técnico del proceso definido</text:p>
          </table:table-cell>
          <table:table-cell office:value-type="string" calcext:value-type="string">
            <text:p>Portafolio de tres productos diferenci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2-14" calcext:value-type="date">
            <text:p>14-02-2026</text:p>
          </table:table-cell>
          <table:table-cell table:style-name="ce8" office:value-type="date" office:date-value="2026-02-15" calcext:value-type="date">
            <text:p>15-02-2026</text:p>
          </table:table-cell>
          <table:table-cell table:style-name="ce4" office:value-type="string" calcext:value-type="string">
            <text:p>1.1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Fase 1 — Alcance técnico del proceso definido</text:p>
          </table:table-cell>
          <table:table-cell office:value-type="string" calcext:value-type="string">
            <text:p>Especificación de envases y formatos estableci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2-16" calcext:value-type="date">
            <text:p>16-02-2026</text:p>
          </table:table-cell>
          <table:table-cell office:value-type="date" office:date-value="2026-02-17" calcext:value-type="date">
            <text:p>17-02-2026</text:p>
          </table:table-cell>
          <table:table-cell office:value-type="string" calcext:value-type="string">
            <text:p>1.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Fase 1 — Alcance técnico del proceso definido</text:p>
          </table:table-cell>
          <table:table-cell office:value-type="string" calcext:value-type="string">
            <text:p>Recetas y parámetros críticos documentado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2-18" calcext:value-type="date">
            <text:p>18-02-2026</text:p>
          </table:table-cell>
          <table:table-cell table:style-name="ce8" office:value-type="date" office:date-value="2026-02-19" calcext:value-type="date">
            <text:p>19-02-2026</text:p>
          </table:table-cell>
          <table:table-cell table:style-name="ce4" office:value-type="string" calcext:value-type="string">
            <text:p>1.3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Fase 1 — Alcance técnico del proceso definido</text:p>
          </table:table-cell>
          <table:table-cell office:value-type="string" calcext:value-type="string">
            <text:p>Transformaciones térmicas/químicas identificadas</text:p>
          </table:table-cell>
          <table:table-cell office:value-type="float" office:value="2" calcext:value-type="float">
            <text:p>2</text:p>
          </table:table-cell>
          <table:table-cell office:value-type="date" office:date-value="2026-02-20" calcext:value-type="date">
            <text:p>20-02-2026</text:p>
          </table:table-cell>
          <table:table-cell office:value-type="date" office:date-value="2026-02-21" calcext:value-type="date">
            <text:p>21-02-2026</text:p>
          </table:table-cell>
          <table:table-cell office:value-type="string" calcext:value-type="string">
            <text:p>1.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Fase 1 — Alcance técnico del proceso definido</text:p>
          </table:table-cell>
          <table:table-cell office:value-type="string" calcext:value-type="string">
            <text:p>Estrategia de calidad y trazabilidad definida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2-22" calcext:value-type="date">
            <text:p>22-02-2026</text:p>
          </table:table-cell>
          <table:table-cell table:style-name="ce8" office:value-type="date" office:date-value="2026-02-23" calcext:value-type="date">
            <text:p>23-02-2026</text:p>
          </table:table-cell>
          <table:table-cell table:style-name="ce4" office:value-type="string" calcext:value-type="string">
            <text:p>1.4, 1.5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Fase 1 — Alcance técnico del proceso definido</text:p>
          </table:table-cell>
          <table:table-cell table:style-name="ce3" office:value-type="string" calcext:value-type="string">
            <text:p>Interacción operador–SCADA defini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2-24" calcext:value-type="date">
            <text:p>24-02-2026</text:p>
          </table:table-cell>
          <table:table-cell office:value-type="date" office:date-value="2026-02-25" calcext:value-type="date">
            <text:p>25-02-2026</text:p>
          </table:table-cell>
          <table:table-cell office:value-type="string" calcext:value-type="string">
            <text:p>1.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Fase 1 — Alcance técnico del proceso definido</text:p>
          </table:table-cell>
          <table:table-cell office:value-type="string" calcext:value-type="string">
            <text:p>Indicadores por producto establecido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2-26" calcext:value-type="date">
            <text:p>26-02-2026</text:p>
          </table:table-cell>
          <table:table-cell table:style-name="ce8" office:value-type="date" office:date-value="2026-02-27" calcext:value-type="date">
            <text:p>27-02-2026</text:p>
          </table:table-cell>
          <table:table-cell table:style-name="ce4" office:value-type="string" calcext:value-type="string">
            <text:p>1.1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Fase 2 — Levantamiento de información y análisis AS-IS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date" office:date-value="2026-02-13" calcext:value-type="date">
            <text:p>13-02-2026</text:p>
          </table:table-cell>
          <table:table-cell table:style-name="ce6" office:value-type="date" office:date-value="2026-03-10" calcext:value-type="date">
            <text:p>10-03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Fase 2 — Levantamiento de información y análisis AS-IS</text:p>
          </table:table-cell>
          <table:table-cell office:value-type="string" calcext:value-type="string">
            <text:p>Levantamiento técnico del proceso consolidado</text:p>
          </table:table-cell>
          <table:table-cell office:value-type="float" office:value="3" calcext:value-type="float">
            <text:p>3</text:p>
          </table:table-cell>
          <table:table-cell office:value-type="date" office:date-value="2026-02-13" calcext:value-type="date">
            <text:p>13-02-2026</text:p>
          </table:table-cell>
          <table:table-cell office:value-type="date" office:date-value="2026-02-15" calcext:value-type="date">
            <text:p>15-02-2026</text:p>
          </table:table-cell>
          <table:table-cell office:value-type="string" calcext:value-type="string">
            <text:p>1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.2</text:p>
          </table:table-cell>
          <table:table-cell table:style-name="ce4" office:value-type="string" calcext:value-type="string">
            <text:p>Fase 2 — Levantamiento de información y análisis AS-IS</text:p>
          </table:table-cell>
          <table:table-cell office:value-type="string" calcext:value-type="string">
            <text:p>Diagrama general del proceso elaborado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2-16" calcext:value-type="date">
            <text:p>16-02-2026</text:p>
          </table:table-cell>
          <table:table-cell table:style-name="ce8" office:value-type="date" office:date-value="2026-02-18" calcext:value-type="date">
            <text:p>18-02-2026</text:p>
          </table:table-cell>
          <table:table-cell table:style-name="ce4" office:value-type="string" calcext:value-type="string">
            <text:p>2.1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Fase 2 — Levantamiento de información y análisis AS-IS</text:p>
          </table:table-cell>
          <table:table-cell office:value-type="string" calcext:value-type="string">
            <text:p>Flujo de materiales e información definido</text:p>
          </table:table-cell>
          <table:table-cell office:value-type="float" office:value="3" calcext:value-type="float">
            <text:p>3</text:p>
          </table:table-cell>
          <table:table-cell office:value-type="date" office:date-value="2026-02-19" calcext:value-type="date">
            <text:p>19-02-2026</text:p>
          </table:table-cell>
          <table:table-cell office:value-type="date" office:date-value="2026-02-21" calcext:value-type="date">
            <text:p>21-02-2026</text:p>
          </table:table-cell>
          <table:table-cell office:value-type="string" calcext:value-type="string">
            <text:p>2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Fase 2 — Levantamiento de información y análisis AS-IS</text:p>
          </table:table-cell>
          <table:table-cell office:value-type="string" calcext:value-type="string">
            <text:p>Estaciones, equipos y recursos caracterizados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2-22" calcext:value-type="date">
            <text:p>22-02-2026</text:p>
          </table:table-cell>
          <table:table-cell table:style-name="ce8" office:value-type="date" office:date-value="2026-02-24" calcext:value-type="date">
            <text:p>24-02-2026</text:p>
          </table:table-cell>
          <table:table-cell table:style-name="ce4" office:value-type="string" calcext:value-type="string">
            <text:p>2.1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Fase 2 — Levantamiento de información y análisis AS-IS</text:p>
          </table:table-cell>
          <table:table-cell office:value-type="string" calcext:value-type="string">
            <text:p>Tiempos base de operación estimados</text:p>
          </table:table-cell>
          <table:table-cell office:value-type="float" office:value="3" calcext:value-type="float">
            <text:p>3</text:p>
          </table:table-cell>
          <table:table-cell office:value-type="date" office:date-value="2026-02-25" calcext:value-type="date">
            <text:p>25-02-2026</text:p>
          </table:table-cell>
          <table:table-cell office:value-type="date" office:date-value="2026-02-27" calcext:value-type="date">
            <text:p>27-02-2026</text:p>
          </table:table-cell>
          <table:table-cell office:value-type="string" calcext:value-type="string">
            <text:p>2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Fase 2 — Levantamiento de información y análisis AS-IS</text:p>
          </table:table-cell>
          <table:table-cell office:value-type="string" calcext:value-type="string">
            <text:p>VSM estado actual elaborado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2-28" calcext:value-type="date">
            <text:p>28-02-2026</text:p>
          </table:table-cell>
          <table:table-cell table:style-name="ce8" office:value-type="date" office:date-value="2026-03-02" calcext:value-type="date">
            <text:p>02-03-2026</text:p>
          </table:table-cell>
          <table:table-cell table:style-name="ce4" office:value-type="string" calcext:value-type="string">
            <text:p>2.3, 2.5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Fase 2 — Levantamiento de información y análisis AS-IS</text:p>
          </table:table-cell>
          <table:table-cell office:value-type="string" calcext:value-type="string">
            <text:p>Desperdicios/Muda identificados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03" calcext:value-type="date">
            <text:p>03-03-2026</text:p>
          </table:table-cell>
          <table:table-cell office:value-type="date" office:date-value="2026-03-04" calcext:value-type="date">
            <text:p>04-03-2026</text:p>
          </table:table-cell>
          <table:table-cell office:value-type="string" calcext:value-type="string">
            <text:p>2.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.8</text:p>
          </table:table-cell>
          <table:table-cell table:style-name="ce4" office:value-type="string" calcext:value-type="string">
            <text:p>Fase 2 — Levantamiento de información y análisis AS-IS</text:p>
          </table:table-cell>
          <table:table-cell office:value-type="string" calcext:value-type="string">
            <text:p>Indicadores AS-IS calculado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05" calcext:value-type="date">
            <text:p>05-03-2026</text:p>
          </table:table-cell>
          <table:table-cell table:style-name="ce8" office:value-type="date" office:date-value="2026-03-06" calcext:value-type="date">
            <text:p>06-03-2026</text:p>
          </table:table-cell>
          <table:table-cell table:style-name="ce4" office:value-type="string" calcext:value-type="string">
            <text:p>2.5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Fase 2 — Levantamiento de información y análisis AS-IS</text:p>
          </table:table-cell>
          <table:table-cell office:value-type="string" calcext:value-type="string">
            <text:p>Fallas típicas y parámetros de mantenimiento caracterizados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07" calcext:value-type="date">
            <text:p>07-03-2026</text:p>
          </table:table-cell>
          <table:table-cell office:value-type="date" office:date-value="2026-03-08" calcext:value-type="date">
            <text:p>08-03-2026</text:p>
          </table:table-cell>
          <table:table-cell office:value-type="string" calcext:value-type="string">
            <text:p>2.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.10</text:p>
          </table:table-cell>
          <table:table-cell table:style-name="ce4" office:value-type="string" calcext:value-type="string">
            <text:p>Fase 2 — Levantamiento de información y análisis AS-IS</text:p>
          </table:table-cell>
          <table:table-cell table:style-name="ce4" office:value-type="string" calcext:value-type="string">
            <text:p>Modelo conceptual de simulación document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09" calcext:value-type="date">
            <text:p>09-03-2026</text:p>
          </table:table-cell>
          <table:table-cell table:style-name="ce8" office:value-type="date" office:date-value="2026-03-10" calcext:value-type="date">
            <text:p>10-03-2026</text:p>
          </table:table-cell>
          <table:table-cell table:style-name="ce4" office:value-type="string" calcext:value-type="string">
            <text:p>2.4, 2.5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Fase 6 — Viabilidad técnico-económica sustentada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date" office:date-value="2026-03-04" calcext:value-type="date">
            <text:p>04-03-2026</text:p>
          </table:table-cell>
          <table:table-cell table:style-name="ce6" office:value-type="date" office:date-value="2026-03-22" calcext:value-type="date">
            <text:p>22-03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EDT y diccionario EDT aprobados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04" calcext:value-type="date">
            <text:p>04-03-2026</text:p>
          </table:table-cell>
          <table:table-cell office:value-type="date" office:date-value="2026-03-05" calcext:value-type="date">
            <text:p>05-03-2026</text:p>
          </table:table-cell>
          <table:table-cell office:value-type="string" calcext:value-type="string">
            <text:p>1.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Fase 6 — Viabilidad técnico-económica sustentada</text:p>
          </table:table-cell>
          <table:table-cell office:value-type="string" calcext:value-type="string">
            <text:p>Cronograma base del proyecto estructur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06" calcext:value-type="date">
            <text:p>06-03-2026</text:p>
          </table:table-cell>
          <table:table-cell table:style-name="ce8" office:value-type="date" office:date-value="2026-03-07" calcext:value-type="date">
            <text:p>07-03-2026</text:p>
          </table:table-cell>
          <table:table-cell table:style-name="ce4" office:value-type="string" calcext:value-type="string">
            <text:p>6.1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Plan de recursos consolid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08" calcext:value-type="date">
            <text:p>08-03-2026</text:p>
          </table:table-cell>
          <table:table-cell office:value-type="date" office:date-value="2026-03-09" calcext:value-type="date">
            <text:p>09-03-2026</text:p>
          </table:table-cell>
          <table:table-cell office:value-type="string" calcext:value-type="string">
            <text:p>6.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6.4</text:p>
          </table:table-cell>
          <table:table-cell table:style-name="ce4" office:value-type="string" calcext:value-type="string">
            <text:p>Fase 6 — Viabilidad técnico-económica sustentada</text:p>
          </table:table-cell>
          <table:table-cell office:value-type="string" calcext:value-type="string">
            <text:p>Presupuesto CAPEX/OPEX consolid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10" calcext:value-type="date">
            <text:p>10-03-2026</text:p>
          </table:table-cell>
          <table:table-cell table:style-name="ce8" office:value-type="date" office:date-value="2026-03-11" calcext:value-type="date">
            <text:p>11-03-2026</text:p>
          </table:table-cell>
          <table:table-cell table:style-name="ce4" office:value-type="string" calcext:value-type="string">
            <text:p>6.3</text:p>
          </table:table-cell>
          <table:table-cell table:style-name="ce4"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Evidencias de precios recopiladas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12" calcext:value-type="date">
            <text:p>12-03-2026</text:p>
          </table:table-cell>
          <table:table-cell office:value-type="date" office:date-value="2026-03-13" calcext:value-type="date">
            <text:p>13-03-2026</text:p>
          </table:table-cell>
          <table:table-cell office:value-type="string" calcext:value-type="string">
            <text:p>6.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6.6</text:p>
          </table:table-cell>
          <table:table-cell table:style-name="ce4" office:value-type="string" calcext:value-type="string">
            <text:p>Fase 6 — Viabilidad técnico-económica sustentada</text:p>
          </table:table-cell>
          <table:table-cell office:value-type="string" calcext:value-type="string">
            <text:p>Flujo de caja document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14" calcext:value-type="date">
            <text:p>14-03-2026</text:p>
          </table:table-cell>
          <table:table-cell table:style-name="ce8" office:value-type="date" office:date-value="2026-03-15" calcext:value-type="date">
            <text:p>15-03-2026</text:p>
          </table:table-cell>
          <table:table-cell table:style-name="ce4" office:value-type="string" calcext:value-type="string">
            <text:p>6.4, 6.5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Indicadores financieros calculados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16" calcext:value-type="date">
            <text:p>16-03-2026</text:p>
          </table:table-cell>
          <table:table-cell office:value-type="date" office:date-value="2026-03-17" calcext:value-type="date">
            <text:p>17-03-2026</text:p>
          </table:table-cell>
          <table:table-cell office:value-type="string" calcext:value-type="string">
            <text:p>6.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6.8</text:p>
          </table:table-cell>
          <table:table-cell table:style-name="ce4" office:value-type="string" calcext:value-type="string">
            <text:p>Fase 6 — Viabilidad técnico-económica sustentada</text:p>
          </table:table-cell>
          <table:table-cell table:style-name="ce4" office:value-type="string" calcext:value-type="string">
            <text:p>Sensibilidad financiera elaborada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18" calcext:value-type="date">
            <text:p>18-03-2026</text:p>
          </table:table-cell>
          <table:table-cell table:style-name="ce8" office:value-type="date" office:date-value="2026-03-19" calcext:value-type="date">
            <text:p>19-03-2026</text:p>
          </table:table-cell>
          <table:table-cell table:style-name="ce4" office:value-type="string" calcext:value-type="string">
            <text:p>6.7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Propuesta de valor formula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20" calcext:value-type="date">
            <text:p>20-03-2026</text:p>
          </table:table-cell>
          <table:table-cell office:value-type="string" calcext:value-type="string">
            <text:p>3.7, 6.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6.10</text:p>
          </table:table-cell>
          <table:table-cell table:style-name="ce4" office:value-type="string" calcext:value-type="string">
            <text:p>Fase 6 — Viabilidad técnico-económica sustentada</text:p>
          </table:table-cell>
          <table:table-cell office:value-type="string" calcext:value-type="string">
            <text:p>Oferta comercial estructur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21" calcext:value-type="date">
            <text:p>21-03-2026</text:p>
          </table:table-cell>
          <table:table-cell table:style-name="ce4" office:value-type="string" calcext:value-type="string">
            <text:p>6.9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ase 6 — Viabilidad técnico-económica sustentada</text:p>
          </table:table-cell>
          <table:table-cell office:value-type="string" calcext:value-type="string">
            <text:p>Modelo de negocio resumido defini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22" calcext:value-type="date">
            <text:p>22-03-2026</text:p>
          </table:table-cell>
          <table:table-cell office:value-type="string" calcext:value-type="string">
            <text:p>6.10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Fase 3 — Diseño futuro del proceso definido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6-03-10" calcext:value-type="date">
            <text:p>10-03-2026</text:p>
          </table:table-cell>
          <table:table-cell table:style-name="ce6" office:value-type="date" office:date-value="2026-03-18" calcext:value-type="date">
            <text:p>18-03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Fase 3 — Diseño futuro del proceso definido</text:p>
          </table:table-cell>
          <table:table-cell office:value-type="string" calcext:value-type="string">
            <text:p>Objetivos de mejora aprobado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10" calcext:value-type="date">
            <text:p>10-03-2026</text:p>
          </table:table-cell>
          <table:table-cell table:style-name="ce8" office:value-type="date" office:date-value="2026-03-11" calcext:value-type="date">
            <text:p>11-03-2026</text:p>
          </table:table-cell>
          <table:table-cell table:style-name="ce4" office:value-type="string" calcext:value-type="string">
            <text:p>2.7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ase 3 — Diseño futuro del proceso definido</text:p>
          </table:table-cell>
          <table:table-cell office:value-type="string" calcext:value-type="string">
            <text:p>Propuesta Lean/preautomatización formula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12" calcext:value-type="date">
            <text:p>12-03-2026</text:p>
          </table:table-cell>
          <table:table-cell office:value-type="date" office:date-value="2026-03-13" calcext:value-type="date">
            <text:p>13-03-202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3.3</text:p>
          </table:table-cell>
          <table:table-cell table:style-name="ce4" office:value-type="string" calcext:value-type="string">
            <text:p>Fase 3 — Diseño futuro del proceso definido</text:p>
          </table:table-cell>
          <table:table-cell office:value-type="string" calcext:value-type="string">
            <text:p>VSM estado futuro elaborad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14" calcext:value-type="date">
            <text:p>14-03-2026</text:p>
          </table:table-cell>
          <table:table-cell table:style-name="ce4" office:value-type="string" calcext:value-type="string">
            <text:p>3.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Fase 3 — Diseño futuro del proceso definido</text:p>
          </table:table-cell>
          <table:table-cell office:value-type="string" calcext:value-type="string">
            <text:p>Estrategia multiproducto defini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15" calcext:value-type="date">
            <text:p>15-03-2026</text:p>
          </table:table-cell>
          <table:table-cell office:value-type="string" calcext:value-type="string">
            <text:p>3.1, 3.2, 3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3.5</text:p>
          </table:table-cell>
          <table:table-cell table:style-name="ce4" office:value-type="string" calcext:value-type="string">
            <text:p>Fase 3 — Diseño futuro del proceso definido</text:p>
          </table:table-cell>
          <table:table-cell office:value-type="string" calcext:value-type="string">
            <text:p>Estrategia de cambio de formato defini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16" calcext:value-type="date">
            <text:p>16-03-2026</text:p>
          </table:table-cell>
          <table:table-cell table:style-name="ce4" office:value-type="string" calcext:value-type="string">
            <text:p>3.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Fase 3 — Diseño futuro del proceso definido</text:p>
          </table:table-cell>
          <table:table-cell office:value-type="string" calcext:value-type="string">
            <text:p>Estrategia de fallas y recuperación defini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17" calcext:value-type="date">
            <text:p>17-03-2026</text:p>
          </table:table-cell>
          <table:table-cell office:value-type="string" calcext:value-type="string">
            <text:p>2.9, 3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3.7</text:p>
          </table:table-cell>
          <table:table-cell table:style-name="ce4" office:value-type="string" calcext:value-type="string">
            <text:p>Fase 3 — Diseño futuro del proceso definido</text:p>
          </table:table-cell>
          <table:table-cell office:value-type="string" calcext:value-type="string">
            <text:p>Estrategia de rechazo y reproceso defini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18" calcext:value-type="date">
            <text:p>18-03-2026</text:p>
          </table:table-cell>
          <table:table-cell table:style-name="ce4" office:value-type="string" calcext:value-type="string">
            <text:p>3.6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calcext:value-type="string">
            <text:p>H-CMP</text:p>
          </table:table-cell>
          <table:table-cell office:value-type="string" calcext:value-type="string">
            <text:p>Hitos del proyecto</text:p>
          </table:table-cell>
          <table:table-cell table:style-name="ce3" office:value-type="string" calcext:value-type="string">
            <text:p>Consolidación y empaquet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22" calcext:value-type="date">
            <text:p>22-03-2026</text:p>
          </table:table-cell>
          <table:table-cell office:value-type="date" office:date-value="2026-03-23" calcext:value-type="date">
            <text:p>23-03-2026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ierra entregables de fases 1–3 y 6 previos a hitos de sustentación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H-AFN</text:p>
          </table:table-cell>
          <table:table-cell table:style-name="ce4" office:value-type="string" calcext:value-type="string">
            <text:p>Hitos del proyecto</text:p>
          </table:table-cell>
          <table:table-cell table:style-name="ce4" office:value-type="string" calcext:value-type="string">
            <text:p>Afinación para sustentación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date" office:date-value="2026-03-24" calcext:value-type="date">
            <text:p>24-03-2026</text:p>
          </table:table-cell>
          <table:table-cell table:style-name="ce8" office:value-type="date" office:date-value="2026-03-27" calcext:value-type="date">
            <text:p>27-03-2026</text:p>
          </table:table-cell>
          <table:table-cell table:style-name="ce4" office:value-type="string" calcext:value-type="string">
            <text:p>—</text:p>
          </table:table-cell>
          <table:table-cell table:style-name="ce4" office:value-type="string" calcext:value-type="string">
            <text:p>Preparación de material y ensayo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-INT</text:p>
          </table:table-cell>
          <table:table-cell office:value-type="string" calcext:value-type="string">
            <text:p>Hitos del proyecto</text:p>
          </table:table-cell>
          <table:table-cell table:style-name="ce3" office:value-type="string" calcext:value-type="string">
            <text:p>Sustentación intermedia</text:p>
          </table:table-cell>
          <table:table-cell office:value-type="float" office:value="3" calcext:value-type="float">
            <text:p>3</text:p>
          </table:table-cell>
          <table:table-cell office:value-type="date" office:date-value="2026-03-25" calcext:value-type="date">
            <text:p>25-03-2026</text:p>
          </table:table-cell>
          <table:table-cell office:value-type="date" office:date-value="2026-03-27" calcext:value-type="date">
            <text:p>27-03-2026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Ventana de sustentación intermedi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Fase 11 — Sustentación intermedia (EDT 11.7)</text:p>
          </table:table-cell>
          <table:table-cell table:style-name="ce4" office:value-type="string" calcext:value-type="string">
            <text:p>Sustentación intermedia preparada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3-25" calcext:value-type="date">
            <text:p>25-03-2026</text:p>
          </table:table-cell>
          <table:table-cell table:style-name="ce8" office:value-type="date" office:date-value="2026-03-27" calcext:value-type="date">
            <text:p>27-03-2026</text:p>
          </table:table-cell>
          <table:table-cell table:style-name="ce4" office:value-type="string" calcext:value-type="string">
            <text:p>6.11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Fase 4 — Arquitectura de automatización e instrumentación definida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6-03-28" calcext:value-type="date">
            <text:p>28-03-2026</text:p>
          </table:table-cell>
          <table:table-cell table:style-name="ce6" office:value-type="date" office:date-value="2026-04-07" calcext:value-type="date">
            <text:p>07-04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.1</text:p>
          </table:table-cell>
          <table:table-cell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Arquitectura ISA-95 documenta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28" calcext:value-type="date">
            <text:p>28-03-2026</text:p>
          </table:table-cell>
          <table:table-cell office:value-type="date" office:date-value="2026-03-29" calcext:value-type="date">
            <text:p>29-03-202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Arquitectura de comunicaciones defini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30" calcext:value-type="date">
            <text:p>30-03-2026</text:p>
          </table:table-cell>
          <table:table-cell table:style-name="ce4" office:value-type="string" calcext:value-type="string">
            <text:p>4.1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calcext:value-type="string">
            <text:p>4.3</text:p>
          </table:table-cell>
          <table:table-cell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Topología de red industrial defini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31" calcext:value-type="date">
            <text:p>31-03-2026</text:p>
          </table:table-cell>
          <table:table-cell office:value-type="string" calcext:value-type="string">
            <text:p>4.2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4.4</text:p>
          </table:table-cell>
          <table:table-cell table:style-name="ce4"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Lista de E/S y tags consolid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4" calcext:value-type="date">
            <text:p>04-04-2026</text:p>
          </table:table-cell>
          <table:table-cell table:style-name="ce4" office:value-type="string" calcext:value-type="string">
            <text:p>4.1, 4.2, 4.3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calcext:value-type="string">
            <text:p>4.5</text:p>
          </table:table-cell>
          <table:table-cell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PFD/P&amp;ID del sistema elabora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5" calcext:value-type="date">
            <text:p>05-04-2026</text:p>
          </table:table-cell>
          <table:table-cell office:value-type="string" calcext:value-type="string">
            <text:p>4.1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4.6</text:p>
          </table:table-cell>
          <table:table-cell table:style-name="ce4" office:value-type="string" calcext:value-type="string">
            <text:p>Fase 4 — Arquitectura de automatización e instrumentación definida</text:p>
          </table:table-cell>
          <table:table-cell table:style-name="ce4" office:value-type="string" calcext:value-type="string">
            <text:p>Matriz de señales y alarmas elabor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6" calcext:value-type="date">
            <text:p>06-04-2026</text:p>
          </table:table-cell>
          <table:table-cell table:style-name="ce4" office:value-type="string" calcext:value-type="string">
            <text:p>4.4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calcext:value-type="string">
            <text:p>4.7</text:p>
          </table:table-cell>
          <table:table-cell office:value-type="string" calcext:value-type="string">
            <text:p>Fase 4 — Arquitectura de automatización e instrumentación definida</text:p>
          </table:table-cell>
          <table:table-cell office:value-type="string" calcext:value-type="string">
            <text:p>Requisitos de historización, eventos y lotes defini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7" calcext:value-type="date">
            <text:p>07-04-2026</text:p>
          </table:table-cell>
          <table:table-cell office:value-type="string" calcext:value-type="string">
            <text:p>4.4, 4.6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Fase 5 — Evaluación productiva por simulación completada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6-03-28" calcext:value-type="date">
            <text:p>28-03-2026</text:p>
          </table:table-cell>
          <table:table-cell table:style-name="ce6" office:value-type="date" office:date-value="2026-04-09" calcext:value-type="date">
            <text:p>09-04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5.1</text:p>
          </table:table-cell>
          <table:table-cell table:style-name="ce4"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Modelo AS-IS implement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3-28" calcext:value-type="date">
            <text:p>28-03-2026</text:p>
          </table:table-cell>
          <table:table-cell table:style-name="ce8" office:value-type="date" office:date-value="2026-03-29" calcext:value-type="date">
            <text:p>29-03-2026</text:p>
          </table:table-cell>
          <table:table-cell table:style-name="ce4" office:value-type="string" calcext:value-type="string">
            <text:p>2.10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Modelo AS-IS valid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3-30" calcext:value-type="date">
            <text:p>30-03-2026</text:p>
          </table:table-cell>
          <table:table-cell office:value-type="date" office:date-value="2026-03-31" calcext:value-type="date">
            <text:p>31-03-2026</text:p>
          </table:table-cell>
          <table:table-cell office:value-type="string" calcext:value-type="string">
            <text:p>5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5.3</text:p>
          </table:table-cell>
          <table:table-cell table:style-name="ce4"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Escenarios AS-IS simulad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4" calcext:value-type="date">
            <text:p>04-04-2026</text:p>
          </table:table-cell>
          <table:table-cell table:style-name="ce4" office:value-type="string" calcext:value-type="string">
            <text:p>5.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Desempeño AS-IS cuantifica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5" calcext:value-type="date">
            <text:p>05-04-2026</text:p>
          </table:table-cell>
          <table:table-cell office:value-type="string" calcext:value-type="string">
            <text:p>5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5.5</text:p>
          </table:table-cell>
          <table:table-cell table:style-name="ce4"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Escenarios TO-BE diseñad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6" calcext:value-type="date">
            <text:p>06-04-2026</text:p>
          </table:table-cell>
          <table:table-cell table:style-name="ce4" office:value-type="string" calcext:value-type="string">
            <text:p>3.7, 5.4</text:p>
          </table:table-cell>
          <table:table-cell table:style-name="ce4"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Modelo TO-BE simula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7" calcext:value-type="date">
            <text:p>07-04-202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5.7</text:p>
          </table:table-cell>
          <table:table-cell table:style-name="ce4"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OEE y KPIs por escenario calculad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8" calcext:value-type="date">
            <text:p>08-04-2026</text:p>
          </table:table-cell>
          <table:table-cell table:style-name="ce4" office:value-type="string" calcext:value-type="string">
            <text:p>5.3, 5.6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Fase 5 — Evaluación productiva por simulación completada</text:p>
          </table:table-cell>
          <table:table-cell office:value-type="string" calcext:value-type="string">
            <text:p>Comparativo AS-IS vs TO-BE consolida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9" calcext:value-type="date">
            <text:p>09-04-2026</text:p>
          </table:table-cell>
          <table:table-cell office:value-type="string" calcext:value-type="string">
            <text:p>5.4, 5.7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Fase 7 — Celda robotizada diseñada y validada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6-03-28" calcext:value-type="date">
            <text:p>28-03-2026</text:p>
          </table:table-cell>
          <table:table-cell table:style-name="ce6" office:value-type="date" office:date-value="2026-04-07" calcext:value-type="date">
            <text:p>07-04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Fase 7 — Celda robotizada diseñada y validada</text:p>
          </table:table-cell>
          <table:table-cell office:value-type="string" calcext:value-type="string">
            <text:p>Justificación de robotización sustent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28" calcext:value-type="date">
            <text:p>28-03-2026</text:p>
          </table:table-cell>
          <table:table-cell table:style-name="ce4" office:value-type="string" calcext:value-type="string">
            <text:p>2.4, 3.7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Fase 7 — Celda robotizada diseñada y validada</text:p>
          </table:table-cell>
          <table:table-cell office:value-type="string" calcext:value-type="string">
            <text:p>Robot y herramienta de toma selecciona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29" calcext:value-type="date">
            <text:p>29-03-2026</text:p>
          </table:table-cell>
          <table:table-cell office:value-type="string" calcext:value-type="string">
            <text:p>7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7.3</text:p>
          </table:table-cell>
          <table:table-cell table:style-name="ce4" office:value-type="string" calcext:value-type="string">
            <text:p>Fase 7 — Celda robotizada diseñada y validada</text:p>
          </table:table-cell>
          <table:table-cell office:value-type="string" calcext:value-type="string">
            <text:p>Layout de celda elaborad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3-30" calcext:value-type="date">
            <text:p>30-03-2026</text:p>
          </table:table-cell>
          <table:table-cell table:style-name="ce4" office:value-type="string" calcext:value-type="string">
            <text:p>7.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Fase 7 — Celda robotizada diseñada y validada</text:p>
          </table:table-cell>
          <table:table-cell office:value-type="string" calcext:value-type="string">
            <text:p>Sensores y periféricos de celda defini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3-31" calcext:value-type="date">
            <text:p>31-03-2026</text:p>
          </table:table-cell>
          <table:table-cell office:value-type="string" calcext:value-type="string">
            <text:p>7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Fase 7 — Celda robotizada diseñada y validada</text:p>
          </table:table-cell>
          <table:table-cell office:value-type="string" calcext:value-type="string">
            <text:p>Tiempos de celda cuantificad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4" calcext:value-type="date">
            <text:p>04-04-2026</text:p>
          </table:table-cell>
          <table:table-cell table:style-name="ce4" office:value-type="string" calcext:value-type="string">
            <text:p>7.3, 7.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Fase 7 — Celda robotizada diseñada y validada</text:p>
          </table:table-cell>
          <table:table-cell office:value-type="string" calcext:value-type="string">
            <text:p>Simulación RobotStudio valida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5" calcext:value-type="date">
            <text:p>05-04-2026</text:p>
          </table:table-cell>
          <table:table-cell office:value-type="string" calcext:value-type="string">
            <text:p>7.2, 7.3, 7.4, 7.5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7.7</text:p>
          </table:table-cell>
          <table:table-cell table:style-name="ce4" office:value-type="string" calcext:value-type="string">
            <text:p>Fase 7 — Celda robotizada diseñada y validada</text:p>
          </table:table-cell>
          <table:table-cell office:value-type="string" calcext:value-type="string">
            <text:p>Medidas de seguridad de celda definida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06" calcext:value-type="date">
            <text:p>06-04-2026</text:p>
          </table:table-cell>
          <table:table-cell table:style-name="ce4" office:value-type="string" calcext:value-type="string">
            <text:p>7.3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Fase 7 — Celda robotizada diseñada y validada</text:p>
          </table:table-cell>
          <table:table-cell office:value-type="string" calcext:value-type="string">
            <text:p>Riesgos de celda evalua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07" calcext:value-type="date">
            <text:p>07-04-2026</text:p>
          </table:table-cell>
          <table:table-cell office:value-type="string" calcext:value-type="string">
            <text:p>7.6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ase 8 — Sistema de control industrial validado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6-04-08" calcext:value-type="date">
            <text:p>08-04-2026</text:p>
          </table:table-cell>
          <table:table-cell table:style-name="ce6" office:value-type="date" office:date-value="2026-04-16" calcext:value-type="date">
            <text:p>16-04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8.1</text:p>
          </table:table-cell>
          <table:table-cell table:style-name="ce4" office:value-type="string" calcext:value-type="string">
            <text:p>Fase 8 — Sistema de control industrial validado</text:p>
          </table:table-cell>
          <table:table-cell office:value-type="string" calcext:value-type="string">
            <text:p>Filosofía de control definida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4-08" calcext:value-type="date">
            <text:p>08-04-2026</text:p>
          </table:table-cell>
          <table:table-cell table:style-name="ce8" office:value-type="date" office:date-value="2026-04-09" calcext:value-type="date">
            <text:p>09-04-2026</text:p>
          </table:table-cell>
          <table:table-cell table:style-name="ce4" office:value-type="string" calcext:value-type="string">
            <text:p>4.7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Fase 8 — Sistema de control industrial validado</text:p>
          </table:table-cell>
          <table:table-cell office:value-type="string" calcext:value-type="string">
            <text:p>Grafcet del sistema elabor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10" calcext:value-type="date">
            <text:p>10-04-2026</text:p>
          </table:table-cell>
          <table:table-cell office:value-type="date" office:date-value="2026-04-11" calcext:value-type="date">
            <text:p>11-04-2026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8.3</text:p>
          </table:table-cell>
          <table:table-cell table:style-name="ce4" office:value-type="string" calcext:value-type="string">
            <text:p>Fase 8 — Sistema de control industrial validado</text:p>
          </table:table-cell>
          <table:table-cell office:value-type="string" calcext:value-type="string">
            <text:p>Interlocks y permisos definid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12" calcext:value-type="date">
            <text:p>12-04-2026</text:p>
          </table:table-cell>
          <table:table-cell table:style-name="ce4" office:value-type="string" calcext:value-type="string">
            <text:p>8.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Fase 8 — Sistema de control industrial validado</text:p>
          </table:table-cell>
          <table:table-cell office:value-type="string" calcext:value-type="string">
            <text:p>Lógica Ladder implementa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13" calcext:value-type="date">
            <text:p>13-04-2026</text:p>
          </table:table-cell>
          <table:table-cell office:value-type="string" calcext:value-type="string">
            <text:p>4.4, 8.2, 8.3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8.5</text:p>
          </table:table-cell>
          <table:table-cell table:style-name="ce4" office:value-type="string" calcext:value-type="string">
            <text:p>Fase 8 — Sistema de control industrial validado</text:p>
          </table:table-cell>
          <table:table-cell office:value-type="string" calcext:value-type="string">
            <text:p>Gestión de recetas implement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14" calcext:value-type="date">
            <text:p>14-04-2026</text:p>
          </table:table-cell>
          <table:table-cell table:style-name="ce4" office:value-type="string" calcext:value-type="string">
            <text:p>1.4, 8.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Fase 8 — Sistema de control industrial validado</text:p>
          </table:table-cell>
          <table:table-cell office:value-type="string" calcext:value-type="string">
            <text:p>Manejo de fallas implementa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15" calcext:value-type="date">
            <text:p>15-04-2026</text:p>
          </table:table-cell>
          <table:table-cell office:value-type="string" calcext:value-type="string">
            <text:p>2.9, 8.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8.7</text:p>
          </table:table-cell>
          <table:table-cell table:style-name="ce4" office:value-type="string" calcext:value-type="string">
            <text:p>Fase 8 — Sistema de control industrial validado</text:p>
          </table:table-cell>
          <table:table-cell office:value-type="string" calcext:value-type="string">
            <text:p>Validación funcional del control completa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date" office:date-value="2026-04-16" calcext:value-type="date">
            <text:p>16-04-2026</text:p>
          </table:table-cell>
          <table:table-cell table:style-name="ce4" office:value-type="string" calcext:value-type="string">
            <text:p>8.4, 8.5, 8.6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Fase 9 — Gemelo digital integrado validado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6-04-17" calcext:value-type="date">
            <text:p>17-04-2026</text:p>
          </table:table-cell>
          <table:table-cell table:style-name="ce6" office:value-type="date" office:date-value="2026-04-25" calcext:value-type="date">
            <text:p>25-04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Fase 9 — Gemelo digital integrado validado</text:p>
          </table:table-cell>
          <table:table-cell office:value-type="string" calcext:value-type="string">
            <text:p>Modelo 3D del sistema desarroll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17" calcext:value-type="date">
            <text:p>17-04-2026</text:p>
          </table:table-cell>
          <table:table-cell office:value-type="date" office:date-value="2026-04-18" calcext:value-type="date">
            <text:p>18-04-202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Fase 9 — Gemelo digital integrado validado</text:p>
          </table:table-cell>
          <table:table-cell office:value-type="string" calcext:value-type="string">
            <text:p>Sensores y actuadores virtuales integrado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4-19" calcext:value-type="date">
            <text:p>19-04-2026</text:p>
          </table:table-cell>
          <table:table-cell table:style-name="ce8" office:value-type="date" office:date-value="2026-04-20" calcext:value-type="date">
            <text:p>20-04-2026</text:p>
          </table:table-cell>
          <table:table-cell table:style-name="ce4" office:value-type="string" calcext:value-type="string">
            <text:p>9.1</text:p>
          </table:table-cell>
          <table:table-cell table:style-name="ce4"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ase 9 — Gemelo digital integrado validado</text:p>
          </table:table-cell>
          <table:table-cell office:value-type="string" calcext:value-type="string">
            <text:p>Integración con Logix Emulate implementa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21" calcext:value-type="date">
            <text:p>21-04-2026</text:p>
          </table:table-cell>
          <table:table-cell office:value-type="date" office:date-value="2026-04-22" calcext:value-type="date">
            <text:p>22-04-2026</text:p>
          </table:table-cell>
          <table:table-cell office:value-type="string" calcext:value-type="string">
            <text:p>8.7, 9.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9.4</text:p>
          </table:table-cell>
          <table:table-cell table:style-name="ce4" office:value-type="string" calcext:value-type="string">
            <text:p>Fase 9 — Gemelo digital integrado validado</text:p>
          </table:table-cell>
          <table:table-cell office:value-type="string" calcext:value-type="string">
            <text:p>Pruebas integradas ejecutada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4-23" calcext:value-type="date">
            <text:p>23-04-2026</text:p>
          </table:table-cell>
          <table:table-cell table:style-name="ce8" office:value-type="date" office:date-value="2026-04-24" calcext:value-type="date">
            <text:p>24-04-2026</text:p>
          </table:table-cell>
          <table:table-cell table:style-name="ce4" office:value-type="string" calcext:value-type="string">
            <text:p>9.3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Fase 9 — Gemelo digital integrado validado</text:p>
          </table:table-cell>
          <table:table-cell office:value-type="string" calcext:value-type="string">
            <text:p>Validación funcional del sistema completa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6-04-25" calcext:value-type="date">
            <text:p>25-04-2026</text:p>
          </table:table-cell>
          <table:table-cell office:value-type="string" calcext:value-type="string">
            <text:p>9.4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Fase 10 — Supervisión SCADA implementada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date" office:date-value="2026-04-22" calcext:value-type="date">
            <text:p>22-04-2026</text:p>
          </table:table-cell>
          <table:table-cell table:style-name="ce6" office:value-type="date" office:date-value="2026-05-09" calcext:value-type="date">
            <text:p>09-05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0.1</text:p>
          </table:table-cell>
          <table:table-cell table:style-name="ce4" office:value-type="string" calcext:value-type="string">
            <text:p>Fase 10 — Supervisión SCADA implementada</text:p>
          </table:table-cell>
          <table:table-cell office:value-type="string" calcext:value-type="string">
            <text:p>Estándar HMI ISA-101 definido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4-22" calcext:value-type="date">
            <text:p>22-04-2026</text:p>
          </table:table-cell>
          <table:table-cell table:style-name="ce8" office:value-type="date" office:date-value="2026-04-24" calcext:value-type="date">
            <text:p>24-04-2026</text:p>
          </table:table-cell>
          <table:table-cell table:style-name="ce4" office:value-type="string" calcext:value-type="string">
            <text:p>1.7, 4.6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Fase 10 — Supervisión SCADA implementada</text:p>
          </table:table-cell>
          <table:table-cell office:value-type="string" calcext:value-type="string">
            <text:p>Pantallas HMI diseñadas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25" calcext:value-type="date">
            <text:p>25-04-2026</text:p>
          </table:table-cell>
          <table:table-cell office:value-type="date" office:date-value="2026-04-26" calcext:value-type="date">
            <text:p>26-04-2026</text:p>
          </table:table-cell>
          <table:table-cell office:value-type="string" calcext:value-type="string">
            <text:p>10.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Fase 10 — Supervisión SCADA implementada</text:p>
          </table:table-cell>
          <table:table-cell office:value-type="string" calcext:value-type="string">
            <text:p>Modelo de tags SCADA estructur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4-27" calcext:value-type="date">
            <text:p>27-04-2026</text:p>
          </table:table-cell>
          <table:table-cell table:style-name="ce8" office:value-type="date" office:date-value="2026-04-28" calcext:value-type="date">
            <text:p>28-04-2026</text:p>
          </table:table-cell>
          <table:table-cell table:style-name="ce4" office:value-type="string" calcext:value-type="string">
            <text:p>4.4, 10.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Fase 10 — Supervisión SCADA implementada</text:p>
          </table:table-cell>
          <table:table-cell office:value-type="string" calcext:value-type="string">
            <text:p>SCADA en Ignition implementa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29" calcext:value-type="date">
            <text:p>29-04-2026</text:p>
          </table:table-cell>
          <table:table-cell office:value-type="date" office:date-value="2026-04-30" calcext:value-type="date">
            <text:p>30-04-2026</text:p>
          </table:table-cell>
          <table:table-cell office:value-type="string" calcext:value-type="string">
            <text:p>10.2, 10.3</text:p>
          </table:table-cell>
          <table:table-cell office:value-type="string" calcext:value-type="string">
            <text:p>Actividad crític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Fase 10 — Supervisión SCADA implementada</text:p>
          </table:table-cell>
          <table:table-cell office:value-type="string" calcext:value-type="string">
            <text:p>Comunicación OPC operativa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5-02" calcext:value-type="date">
            <text:p>02-05-2026</text:p>
          </table:table-cell>
          <table:table-cell table:style-name="ce8" office:value-type="date" office:date-value="2026-05-03" calcext:value-type="date">
            <text:p>03-05-2026</text:p>
          </table:table-cell>
          <table:table-cell table:style-name="ce4" office:value-type="string" calcext:value-type="string">
            <text:p>8.7, 10.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0.6</text:p>
          </table:table-cell>
          <table:table-cell office:value-type="string" calcext:value-type="string">
            <text:p>Fase 10 — Supervisión SCADA implementada</text:p>
          </table:table-cell>
          <table:table-cell office:value-type="string" calcext:value-type="string">
            <text:p>Alarmas, eventos e historización configurados</text:p>
          </table:table-cell>
          <table:table-cell office:value-type="float" office:value="2" calcext:value-type="float">
            <text:p>2</text:p>
          </table:table-cell>
          <table:table-cell office:value-type="date" office:date-value="2026-05-04" calcext:value-type="date">
            <text:p>04-05-2026</text:p>
          </table:table-cell>
          <table:table-cell office:value-type="date" office:date-value="2026-05-05" calcext:value-type="date">
            <text:p>05-05-2026</text:p>
          </table:table-cell>
          <table:table-cell office:value-type="string" calcext:value-type="string">
            <text:p>4.6, 10.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Fase 10 — Supervisión SCADA implementada</text:p>
          </table:table-cell>
          <table:table-cell office:value-type="string" calcext:value-type="string">
            <text:p>Interacción del operador habilitada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5-06" calcext:value-type="date">
            <text:p>06-05-2026</text:p>
          </table:table-cell>
          <table:table-cell table:style-name="ce8" office:value-type="date" office:date-value="2026-05-07" calcext:value-type="date">
            <text:p>07-05-2026</text:p>
          </table:table-cell>
          <table:table-cell table:style-name="ce4" office:value-type="string" calcext:value-type="string">
            <text:p>10.1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0.8</text:p>
          </table:table-cell>
          <table:table-cell office:value-type="string" calcext:value-type="string">
            <text:p>Fase 10 — Supervisión SCADA implementada</text:p>
          </table:table-cell>
          <table:table-cell office:value-type="string" calcext:value-type="string">
            <text:p>Validación funcional con gemelo digital completada</text:p>
          </table:table-cell>
          <table:table-cell office:value-type="float" office:value="2" calcext:value-type="float">
            <text:p>2</text:p>
          </table:table-cell>
          <table:table-cell office:value-type="date" office:date-value="2026-05-08" calcext:value-type="date">
            <text:p>08-05-2026</text:p>
          </table:table-cell>
          <table:table-cell office:value-type="date" office:date-value="2026-05-09" calcext:value-type="date">
            <text:p>09-05-2026</text:p>
          </table:table-cell>
          <table:table-cell office:value-type="string" calcext:value-type="string">
            <text:p>9.5, 10.4, 10.5, 10.6, 10.7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11a</text:p>
          </table:table-cell>
          <table:table-cell table:style-name="ce2" office:value-type="string" calcext:value-type="string">
            <text:p>Fase 11 — Integración (11.1–11.2)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6-05-10" calcext:value-type="date">
            <text:p>10-05-2026</text:p>
          </table:table-cell>
          <table:table-cell table:style-name="ce6" office:value-type="date" office:date-value="2026-05-15" calcext:value-type="date">
            <text:p>15-05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Fase 11 — Integración (11.1–11.2)</text:p>
          </table:table-cell>
          <table:table-cell office:value-type="string" calcext:value-type="string">
            <text:p>Criterios de aceptación definidos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5-10" calcext:value-type="date">
            <text:p>10-05-2026</text:p>
          </table:table-cell>
          <table:table-cell table:style-name="ce8" office:value-type="date" office:date-value="2026-05-12" calcext:value-type="date">
            <text:p>12-05-2026</text:p>
          </table:table-cell>
          <table:table-cell table:style-name="ce4" office:value-type="string" calcext:value-type="string">
            <text:p>3.7, 5.8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Fase 11 — Integración (11.1–11.2)</text:p>
          </table:table-cell>
          <table:table-cell office:value-type="string" calcext:value-type="string">
            <text:p>Pruebas integrales end-to-end ejecutadas</text:p>
          </table:table-cell>
          <table:table-cell office:value-type="float" office:value="3" calcext:value-type="float">
            <text:p>3</text:p>
          </table:table-cell>
          <table:table-cell office:value-type="date" office:date-value="2026-05-13" calcext:value-type="date">
            <text:p>13-05-2026</text:p>
          </table:table-cell>
          <table:table-cell office:value-type="date" office:date-value="2026-05-15" calcext:value-type="date">
            <text:p>15-05-2026</text:p>
          </table:table-cell>
          <table:table-cell office:value-type="string" calcext:value-type="string">
            <text:p>8.7, 9.5, 10.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11b</text:p>
          </table:table-cell>
          <table:table-cell table:style-name="ce2" office:value-type="string" calcext:value-type="string">
            <text:p>Fase 11 — Cierre (11.3–11.6)</text:p>
          </table:table-cell>
          <table:table-cell table:style-name="ce2" office:value-type="string" calcext:value-type="string">
            <text:p>(Resumen de fase)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6-05-10" calcext:value-type="date">
            <text:p>10-05-2026</text:p>
          </table:table-cell>
          <table:table-cell table:style-name="ce6" office:value-type="date" office:date-value="2026-05-19" calcext:value-type="date">
            <text:p>19-05-202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Ventana oficial de la fas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1.3</text:p>
          </table:table-cell>
          <table:table-cell table:style-name="ce4" office:value-type="string" calcext:value-type="string">
            <text:p>Fase 11 — Cierre (11.3–11.6)</text:p>
          </table:table-cell>
          <table:table-cell office:value-type="string" calcext:value-type="string">
            <text:p>Cuadro resumen final consolidado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5-10" calcext:value-type="date">
            <text:p>10-05-2026</text:p>
          </table:table-cell>
          <table:table-cell table:style-name="ce8" office:value-type="date" office:date-value="2026-05-12" calcext:value-type="date">
            <text:p>12-05-2026</text:p>
          </table:table-cell>
          <table:table-cell table:style-name="ce4" office:value-type="string" calcext:value-type="string">
            <text:p>5.8, 6.8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Fase 11 — Cierre (11.3–11.6)</text:p>
          </table:table-cell>
          <table:table-cell office:value-type="string" calcext:value-type="string">
            <text:p>Repositorio GitHub curado</text:p>
          </table:table-cell>
          <table:table-cell office:value-type="float" office:value="3" calcext:value-type="float">
            <text:p>3</text:p>
          </table:table-cell>
          <table:table-cell office:value-type="date" office:date-value="2026-05-13" calcext:value-type="date">
            <text:p>13-05-2026</text:p>
          </table:table-cell>
          <table:table-cell office:value-type="date" office:date-value="2026-05-15" calcext:value-type="date">
            <text:p>15-05-2026</text:p>
          </table:table-cell>
          <table:table-cell office:value-type="string" calcext:value-type="string">
            <text:p>11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Fase 11 — Cierre (11.3–11.6)</text:p>
          </table:table-cell>
          <table:table-cell office:value-type="string" calcext:value-type="string">
            <text:p>Sitio web del proyecto completad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6-05-16" calcext:value-type="date">
            <text:p>16-05-2026</text:p>
          </table:table-cell>
          <table:table-cell table:style-name="ce8" office:value-type="date" office:date-value="2026-05-17" calcext:value-type="date">
            <text:p>17-05-2026</text:p>
          </table:table-cell>
          <table:table-cell table:style-name="ce4" office:value-type="string" calcext:value-type="string">
            <text:p>11.3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11.6</text:p>
          </table:table-cell>
          <table:table-cell office:value-type="string" calcext:value-type="string">
            <text:p>Fase 11 — Cierre (11.3–11.6)</text:p>
          </table:table-cell>
          <table:table-cell office:value-type="string" calcext:value-type="string">
            <text:p>Video de proyecto producido</text:p>
          </table:table-cell>
          <table:table-cell office:value-type="float" office:value="2" calcext:value-type="float">
            <text:p>2</text:p>
          </table:table-cell>
          <table:table-cell office:value-type="date" office:date-value="2026-05-18" calcext:value-type="date">
            <text:p>18-05-2026</text:p>
          </table:table-cell>
          <table:table-cell office:value-type="date" office:date-value="2026-05-19" calcext:value-type="date">
            <text:p>19-05-2026</text:p>
          </table:table-cell>
          <table:table-cell office:value-type="string" calcext:value-type="string">
            <text:p>11.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Fase 11 — Sustentación final (EDT 11.8)</text:p>
          </table:table-cell>
          <table:table-cell office:value-type="string" calcext:value-type="string">
            <text:p>Sustentación final preparada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6-05-20" calcext:value-type="date">
            <text:p>20-05-2026</text:p>
          </table:table-cell>
          <table:table-cell table:style-name="ce8" office:value-type="date" office:date-value="2026-05-22" calcext:value-type="date">
            <text:p>22-05-2026</text:p>
          </table:table-cell>
          <table:table-cell table:style-name="ce4" office:value-type="string" calcext:value-type="string">
            <text:p>11.2, 11.3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H-FIN</text:p>
          </table:table-cell>
          <table:table-cell office:value-type="string" calcext:value-type="string">
            <text:p>Hitos del proyecto</text:p>
          </table:table-cell>
          <table:table-cell office:value-type="string" calcext:value-type="string">
            <text:p>Sustentación final</text:p>
          </table:table-cell>
          <table:table-cell office:value-type="float" office:value="3" calcext:value-type="float">
            <text:p>3</text:p>
          </table:table-cell>
          <table:table-cell office:value-type="date" office:date-value="2026-05-20" calcext:value-type="date">
            <text:p>20-05-2026</text:p>
          </table:table-cell>
          <table:table-cell office:value-type="date" office:date-value="2026-05-22" calcext:value-type="date">
            <text:p>22-05-2026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lineado con actividad 11.8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Fase 11 — Reflexiones (EDT 11.9)</text:p>
          </table:table-cell>
          <table:table-cell office:value-type="string" calcext:value-type="string">
            <text:p>Reflexiones de aprendizaje consolidadas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date" office:date-value="2026-05-23" calcext:value-type="date">
            <text:p>23-05-2026</text:p>
          </table:table-cell>
          <table:table-cell table:style-name="ce8" office:value-type="date" office:date-value="2026-05-27" calcext:value-type="date">
            <text:p>27-05-2026</text:p>
          </table:table-cell>
          <table:table-cell table:style-name="ce4" office:value-type="string" calcext:value-type="string">
            <text:p>11.8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calcext:value-type="string">
            <text:p>T-REFL</text:p>
          </table:table-cell>
          <table:table-cell office:value-type="string" calcext:value-type="string">
            <text:p>Hitos del proyecto</text:p>
          </table:table-cell>
          <table:table-cell office:value-type="string" calcext:value-type="string">
            <text:p>Reflexiones y cierre</text:p>
          </table:table-cell>
          <table:table-cell office:value-type="float" office:value="5" calcext:value-type="float">
            <text:p>5</text:p>
          </table:table-cell>
          <table:table-cell office:value-type="date" office:date-value="2026-05-23" calcext:value-type="date">
            <text:p>23-05-2026</text:p>
          </table:table-cell>
          <table:table-cell office:value-type="date" office:date-value="2026-05-27" calcext:value-type="date">
            <text:p>27-05-2026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ctividad 11.9 — reflexiones de aprendizaje</text:p>
          </table:table-cell>
          <table:table-cell table:number-columns-repeated="16376"/>
        </table:table-row>
      </table:table>
      <table:table table:name="Ruta Crítica" table:style-name="ta2">
        <table:table-column table:style-name="co2" table:default-cell-style-name="Default"/>
        <table:table-column table:style-name="co1" table:number-columns-repeated="2" table:default-cell-style-name="Default"/>
        <table:table-column table:style-name="co6" table:number-columns-repeated="16381" table:default-cell-style-name="Default"/>
        <table:table-row table:style-name="ro3">
          <table:table-cell table:style-name="ce9" office:value-type="string" calcext:value-type="string">
            <text:p>Rutas críticas y calenda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uta crítica intermedi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-F1 → H-F2 → H-F3 → H-CMP → H-AFN → H-I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H-F1, H-F2, H-F3 representan cierres de fases 1–3 en secuencia lógica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uta crítica f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-Arq → T-PLC → T-SCADA → T-Int → H-Fin (ventana según cronogram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nde T-Arq = arquitectura (Fase 4), T-PLC = control (Fase 8), T-SCADA = SCADA (Fase 10), T-Int = integración (11.1–11.2), H-Fin = sustentación final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Días no hábiles considerados en el cronogram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mana Santa: 01-abr-2026 al 03-abr-202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ía del Trabajo: 01-may-202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ábados y domingos SÍ se cuentan; solo se excluyen los festivos anteriores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uta_20_Crítica" style:display-name="PageStyle_Ruta Crí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23T03:45:09</meta:creation-date>
    <dc:date>2026-03-23T00:47:43.490714666</dc:date>
    <meta:generator>LibreOffice/24.2.7.2$Linux_X86_64 LibreOffice_project/420$Build-2</meta:generator>
    <meta:editing-duration>PT43M25S</meta:editing-duration>
    <meta:editing-cycles>1</meta:editing-cycles>
    <meta:document-statistic meta:table-count="2" meta:cell-count="782" meta:object-count="0"/>
    <meta:user-defined meta:name="AppVersion">3.1</meta:user-defined>
  </office:meta>
</office:document-meta>
</file>